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ył to event, do którego zgłoszono masę prac. Wielu kibicowało sędziom, którzy zaczytywali się tonami fanfików. Niemal nikt nie wierzył, iż projekt uda się dokończyć. W sumie trudno się dziwić, bo ciągnęło się to i ciągnęło, i ciągnęło. W końcu jednak odnieśliśmy sukces i dzięki temu możemy przedstawić Wam skróconą relację i przemyślenia sędziów.</text:p>
      <text:p text:style-name="P1"/>
      <text:p text:style-name="P1">Pierwsza edycja Fanfikowych Oskarów nauczyła mnie wielu rzeczy. Chociaż kiedyś nie widziałam w książkach tylu powtórzeń i błędów innej maści. Mam w zwyczaju wracać do swoich ulubionych powieści czy też do rzeczy, do których mam jakiś sentyment. Dzięki temu specyficznemu konkursowi dużo się zmieniło. Dostrzegam zbyt wiele. Babole stylistyczne, dziury fabularne, kiepski humor czy źle użyte klisze. Nie żebym dawniej była na to całkowicie ślepa. Jednak pomimo takich niedogodności wciąż potrafiłam cieszyć się lekturą. Teraz straciłam tę radość.</text:p>
      <text:p text:style-name="P1">Dawniej byłam miłą i łagodną osobą, dziś leję jad. I wiecie co? Niebawem stanę się jeszcze gorsza, jeszcze bardziej złośliwa i wredna. Nadchodzi druga edycja Oskarów. Czas czytania i nominacji, czas oceniania. Po doświadczeniach związanych z pierwszą edycją wiem, że będzie ciężko, ale i tak lżej niż ostatnio. Bo my, członkowie jury, również się uczymy. Staliśmy się twardsi, bo widzieliśmy wiele. Z morza fanfików łowiliśmy zarówno perełki, jak i zgniłe ogryzki.</text:p>
      <text:p text:style-name="P1">Wiem, że ostatnio długo czekaliście na wyniki. Zdecydowanie za długo. Nie czuję się z tego powodu winna ani nie obwiniam za to moich kolegów z jury. Dostaliśmy ogromną objętość tekstu do przeczytania. Różniły się one tematyką, stylem i jakością. Teraz powinno nam pójść szybciej, ponieważ więszkość będziemy mieli już przeczytaną, ponieważ nie tylko mamy za sobą nominacje z poprzedniej edycji, ale i na bieżąco śledziliśmy, co słychać w fanfikowym świecie.</text:p>
      <text:p text:style-name="P1">Może ten tekst zabrzmiał, jakbym była zmęczona i zgorzkniała, dlatego powiem wam więcej o tych dobrych momentach. Podróż przez fanfiki może nie była najprostsza, ale spędziłam ją we wspaniałej komapnii. Rozmowy na redakcyjnej konferencji czasami potrafiły rozbawić niemal do łez, a toczone tam dyskusje pozwalały wymienić się poglądami na różnorakie tematy. Fakt, część z nas poległa w boju i nie będę tu wnikać, z jakich powodów, ale i oni, czyli Alberich, Irwin i Madeleine zasługują na wspomnienie o nich w tym krótkim podsumowaniu. Jednak nie samym jury Oskary stoją. Skomentowałam wiele opowiadań, a potem nierzadko wdawałam się z dyskusje z ich autorami. Z częścią z nich wciąż utrzymuję kontakt, bo nie ma to jak rozpoczęcie znajomości od komentarza pod fanfikiem. Niekoniecznie pochlebnego.</text:p>
      <text:p text:style-name="P1">Niniejszym pragnę ogłosić nadejście drugiej edycji Fanfikowych Oskarów. Oby aktywność była jeszcze większa niż ostatnio, a sama edycja nie okazała się ostatnią. Przed nami kolejna bitwa, niech wygrają najlepsi! Życzę powodzenia wszystkim autorom oraz dokładnego czytania regulaminu nominującym.</text:p>
      <text:p text:style-name="P1">Cahan</text:p>
      <text:p text:style-name="P1"/>
      <text:p text:style-name="P1"/>
      <text:p text:style-name="P1">Nikt nie spodziewał sie Fanfikowej Inkwizycji. Nikt… I żodyn nie wiedział, że tyle to może zająć… żodyn. Zostaliśmy bardzo zaskoczeni ogromem nominacji. A kiedy ogarnęliśmy, ile jest do przeczytania… nadeszły cieżkie czasy. Nawet jeśli pominąć ilość stron – dobry fanfik czyta się niemalże sam – to już niektóre nominacje były zwyczajną pomyłką. Długie, nudne lub wręcz na tragicznym poziomie; czytało się to powoli i z wielkim bólem. Na szczęście większość z nominowanych fanfików przedstawiała jakiś poziom. Od „jakiegoś poziomu” po <text:soft-page-break/>zapierające dech w piersi perełki. I to właśnie te ostatnie wynagradzały spędzany na czytaniu czas. </text:p>
      <text:p text:style-name="P1">Mijały godziny, dni i tygodnie, a fanfikom ciągle nie było końca. Nawet dla mnie, osoby mającej „na wejściu” przeczytane większość tego, co zostało nominowane. Część tytułów należało sobie najzwyczajniej przypomnieć. Szczególnie te najdawniejsze. I tutaj ciekawostka: jedno ze starszych nomimowanych opowiadań okazało się prawdziwą perełką i ostatecznie zwycięzcą w swej kategorii.</text:p>
      <text:p text:style-name="P1">Jak oceniam spędzony czas? Świetnie. Konferencja na gadu-gadu aż pękała od „różności” i ogólnego „zderpienia”. Kolejne opowiadania czytało się z przyjemnością (mniejszą, większą lub niemal bez). A ponad półtora roku zleciało błyskawicznie. </text:p>
      <text:p text:style-name="P1">Nikt nie spodziewał się takiego obrotu sprawy. Ani my – osoby, które to wszystko czytały i oceniały, ani Wy – czytelnicy i pisarze. Udało się ukończyć pierwsza edycję i rozdać nagrody – po tak długim czasie jednak mało kto na to zwrócił uwagę. </text:p>
      <text:p text:style-name="P1">Aktualnie zapowiadamy już drugą edycję. I mamy nadzieję na jedno – że tym razem będzie o wiele szybciej. Czego sobie i wam serdecznie życzę.</text:p>
      <text:p text:style-name="P1">Kredke</text:p>
      <text:p text:style-name="P1"/>
      <text:p text:style-name="P1">Zaczęło się to w sumie od tego, że Irwin przybył do mnie z pomysłem stworzenia „takich fanfikowych oskarów”. Naturalnie, jako dinozaur, konserwatywny beton i żywa skamielina nienawidząca zmian z punktu stwierdziłem, iż nie da rady – myślałem, że ludzie albo temat zupełnie oleją, albo nominują zaledwie kilka najbardziej znanych/cenionych/popularnych opowiadań. Szybko jednak dałem się wciągnąć w ten projekt, no i przeżyłem wielkie zaskoczenie…</text:p>
      <text:p text:style-name="P1">Ale o tym za chwilę – już sam proces tworzenia listy nominacji i zbierania jury był całkiem zabawny. Niektórych członków składu sędziowskiego znałem lepiej (Gandzia, Irwin), innych nieco słabiej (Kredke, Madeleine) a innych prawie wcale (Cahan). W końcu jednak skład się wykluł, nominacje zostały otwarte, radosna konferencja założona i… bomba pękła.</text:p>
      <text:p text:style-name="P1">W życiu nie spodziewałem się takiego wysypu opowiadań. Ba! Byłem wręcz przekonany, iż większość z nich będę znał. Rzeczywistość zweryfikowała wspomniane przekonanie w sposób wyjątkowo brutalny. Kiedy po dwóch tygodniach wszystkie zgłoszenia naplynęły, okazało się, iż znam może jedną trzecią listy. No, może ćwierć. A wśród tych nieznanych przeważały prawdziwe molochy po kilkaset tysięcy słów. Kiedy jakiś czas później dokonaliśmy podliczenia, wyszło ponad sześć milionów słów – ilość wprost oszałamiająca.</text:p>
      <text:p text:style-name="P1">Przebijanie się przez teksty przebiegało różnie. Znalazły się fanfiki, które można określić najlepszymi w naszym fandomie, znalazło się też kilka pretendujących o miano najgorszego opowiadania świata. Przyznaję, iż nie wiem, co kierowało czytelnikami, kiedy nominowali niektóre „dzieła”. No, ale przeczytać należało wszystko i wszystko zostało przeczytane. Czasami z wielkim bólem (i nie mówię tu tylko o tych najgorszych – trafiały się niezłe teksty, które po prostu strasznie ciężko się przerabiało), a innym razem z szybkością Rainbow Dash na amfetaminie. W końcu, po półtora roku udało nam się zakończyć ten projekt, choć kilku jurorów szybciej odzyskało zdrowe zmysły i zwiało zygzakiem przez krzaki – naturalnie nie mamy im tego za złe, bo jak wiadomo, czasami się po prostu nie da czegoś zrobić.</text:p>
      <text:p text:style-name="P1">Ale czy nam to wystarczyło? Absolutnie nie! Dlatego właśnie z radością mamy zaszczyt zapowiedzieć nadejście drugiej edycji fanfikowych oskarów. Jak zostało to już napisane przez poprzedników, dzięki temu, iż większość molochów została przeczytana, tym razem powinno pójść o wiele szybciej. Przynajmniej taką mamy nadzieję…</text:p>
      <text:p text:style-name="P1">Dolar84</text:p>
      <text:p text:style-name="P1"/>
      <text:p text:style-name="P1"><text:soft-page-break/></text:p>
      <text:p text:style-name="P1"/>
      <text:p text:style-name="P1">Zaczęło się niewinnie – pewnego dnia skontaktował się ze mną Dolar, proponując wzięcie udziału w „takiej małej inicjatywie fandomowej”. Niestety, popełniłem największy błąd mojego życia i zgodziłem się.</text:p>
      <text:p text:style-name="P1">Z początku zaskoczyła, ba, przeraziła mnie ilość materiału, który mieliśmy przerobić. Nominowano ogromną ilość opowiadań, chociaż wiele z nich zasługiwało nie na fanfikowego Oskara, a na fandomowy odpowiednik Złotej Maliny. Zainteresowanie inicjatywą było olbrzymie, w pewien sposób zadaje kłam stwierdzeniu, że fandom – a przynajmniej jego fanfikowa część – umiera. Okazało się, że żyje, ma się dobrze i z chęcią bierze udział w tego typu eventach.</text:p>
      <text:p text:style-name="P1">Efektem ubocznym tego zainteresowania było to, że jury nie wyrabiało z czytaniem kolejnych fanfików. Dlatego też termin podania wyników, pierwotnie zaplanowany na koniec lipca 2014, był kilkukrotnie przesuwany. Ostatecznie uporanie się z miliardami słów zajęło nam ponad półtora roku.</text:p>
      <text:p text:style-name="P1">Na szczęście ten czas nie był czasem straconym. Przeczytałem wiele wspaniałych opowiadań, poznałem ciekawych ludzi, skrytykowałem też kilka dennych fanfików, które normalnie bym pominął – nic tak nie pozwala się zrelaksować jak odrobina jadu wylanego w słusznej sprawie. Wszystko wskazuje na to, że będę miał jeszcze więcej zabawy – nadchodzi druga edycja Fanfikowych Oskarów, co oznacza więcej opowiadań do przeczytania, więcej ludzi do poznania i więcej jadu do wylania. Po prostu nie mogę się doczekać!</text:p>
      <text:p text:style-name="P1">…Ale zanim postanowicie nominować coś na poziomie „Polacy są Wszędzie”, zastanówcie się dwa razy, dobrze? Uwierzcie mi, bycie przygniecionym przez Dolara to nie jest najlepszy sposób na zejście z tego świata…</text:p>
      <text:p text:style-name="P1"/>
      <text:p text:style-name="P1">Gandzia</text:p>
      <text:p text:style-name="P1"/>
      <text:p text:style-name="P1">Art: <text:a xlink:type="simple" xlink:href="https://derpicdn.net/img/view/2016/2/24/1095576__safe_twilight+sparkle_meme_photo_text_toy_book_merchandise_books_i%27m+so+alone.jpg" text:style-name="Internet_20_link" text:visited-style-name="Visited_20_Internet_20_Link">https</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derpicdn</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net</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img</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view</text:a><text:a xlink:type="simple" xlink:href="https://derpicdn.net/img/view/2016/2/24/1095576__safe_twilight+sparkle_meme_photo_text_toy_book_merchandise_books_i%27m+so+alone.jpg" text:style-name="Internet_20_link" text:visited-style-name="Visited_20_Internet_20_Link">/2016/2/24/1095576__</text:a><text:a xlink:type="simple" xlink:href="https://derpicdn.net/img/view/2016/2/24/1095576__safe_twilight+sparkle_meme_photo_text_toy_book_merchandise_books_i%27m+so+alone.jpg" text:style-name="Internet_20_link" text:visited-style-name="Visited_20_Internet_20_Link">safe</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twilight</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sparkle</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meme</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photo</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text</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toy</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book</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merchandise</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books</text:a><text:a xlink:type="simple" xlink:href="https://derpicdn.net/img/view/2016/2/24/1095576__safe_twilight+sparkle_meme_photo_text_toy_book_merchandise_books_i%27m+so+alone.jpg" text:style-name="Internet_20_link" text:visited-style-name="Visited_20_Internet_20_Link">_</text:a><text:a xlink:type="simple" xlink:href="https://derpicdn.net/img/view/2016/2/24/1095576__safe_twilight+sparkle_meme_photo_text_toy_book_merchandise_books_i%27m+so+alone.jpg" text:style-name="Internet_20_link" text:visited-style-name="Visited_20_Internet_20_Link">i</text:a><text:a xlink:type="simple" xlink:href="https://derpicdn.net/img/view/2016/2/24/1095576__safe_twilight+sparkle_meme_photo_text_toy_book_merchandise_books_i%27m+so+alone.jpg" text:style-name="Internet_20_link" text:visited-style-name="Visited_20_Internet_20_Link">%27</text:a><text:a xlink:type="simple" xlink:href="https://derpicdn.net/img/view/2016/2/24/1095576__safe_twilight+sparkle_meme_photo_text_toy_book_merchandise_books_i%27m+so+alone.jpg" text:style-name="Internet_20_link" text:visited-style-name="Visited_20_Internet_20_Link">m</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so</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alone</text:a><text:a xlink:type="simple" xlink:href="https://derpicdn.net/img/view/2016/2/24/1095576__safe_twilight+sparkle_meme_photo_text_toy_book_merchandise_books_i%27m+so+alone.jpg" text:style-name="Internet_20_link" text:visited-style-name="Visited_20_Internet_20_Link">.</text:a><text:a xlink:type="simple" xlink:href="https://derpicdn.net/img/view/2016/2/24/1095576__safe_twilight+sparkle_meme_photo_text_toy_book_merchandise_books_i%27m+so+alone.jpg" text:style-name="Internet_20_link" text:visited-style-name="Visited_20_Internet_20_Link">jpg</text:a></text:p>
      <text:p text:style-name="P1">Źródło:</text:p>
      <text:p text:style-name="P1"><text:a xlink:type="simple" xlink:href="https://derpibooru.org/1095576?scope=scpe0c9a43250f751e4e77dc2574301796bffd6dc2ac" text:style-name="Internet_20_link" text:visited-style-name="Visited_20_Internet_20_Link">https</text:a><text:a xlink:type="simple" xlink:href="https://derpibooru.org/1095576?scope=scpe0c9a43250f751e4e77dc2574301796bffd6dc2ac" text:style-name="Internet_20_link" text:visited-style-name="Visited_20_Internet_20_Link">://</text:a><text:a xlink:type="simple" xlink:href="https://derpibooru.org/1095576?scope=scpe0c9a43250f751e4e77dc2574301796bffd6dc2ac" text:style-name="Internet_20_link" text:visited-style-name="Visited_20_Internet_20_Link">derpibooru</text:a><text:a xlink:type="simple" xlink:href="https://derpibooru.org/1095576?scope=scpe0c9a43250f751e4e77dc2574301796bffd6dc2ac" text:style-name="Internet_20_link" text:visited-style-name="Visited_20_Internet_20_Link">.</text:a><text:a xlink:type="simple" xlink:href="https://derpibooru.org/1095576?scope=scpe0c9a43250f751e4e77dc2574301796bffd6dc2ac" text:style-name="Internet_20_link" text:visited-style-name="Visited_20_Internet_20_Link">org</text:a><text:a xlink:type="simple" xlink:href="https://derpibooru.org/1095576?scope=scpe0c9a43250f751e4e77dc2574301796bffd6dc2ac" text:style-name="Internet_20_link" text:visited-style-name="Visited_20_Internet_20_Link">/1095576?</text:a><text:a xlink:type="simple" xlink:href="https://derpibooru.org/1095576?scope=scpe0c9a43250f751e4e77dc2574301796bffd6dc2ac" text:style-name="Internet_20_link" text:visited-style-name="Visited_20_Internet_20_Link">scope</text:a><text:a xlink:type="simple" xlink:href="https://derpibooru.org/1095576?scope=scpe0c9a43250f751e4e77dc2574301796bffd6dc2ac" text:style-name="Internet_20_link" text:visited-style-name="Visited_20_Internet_20_Link">=</text:a><text:a xlink:type="simple" xlink:href="https://derpibooru.org/1095576?scope=scpe0c9a43250f751e4e77dc2574301796bffd6dc2ac" text:style-name="Internet_20_link" text:visited-style-name="Visited_20_Internet_20_Link">scpe</text:a><text:a xlink:type="simple" xlink:href="https://derpibooru.org/1095576?scope=scpe0c9a43250f751e4e77dc2574301796bffd6dc2ac" text:style-name="Internet_20_link" text:visited-style-name="Visited_20_Internet_20_Link">0</text:a><text:a xlink:type="simple" xlink:href="https://derpibooru.org/1095576?scope=scpe0c9a43250f751e4e77dc2574301796bffd6dc2ac" text:style-name="Internet_20_link" text:visited-style-name="Visited_20_Internet_20_Link">c</text:a><text:a xlink:type="simple" xlink:href="https://derpibooru.org/1095576?scope=scpe0c9a43250f751e4e77dc2574301796bffd6dc2ac" text:style-name="Internet_20_link" text:visited-style-name="Visited_20_Internet_20_Link">9</text:a><text:a xlink:type="simple" xlink:href="https://derpibooru.org/1095576?scope=scpe0c9a43250f751e4e77dc2574301796bffd6dc2ac" text:style-name="Internet_20_link" text:visited-style-name="Visited_20_Internet_20_Link">a</text:a><text:a xlink:type="simple" xlink:href="https://derpibooru.org/1095576?scope=scpe0c9a43250f751e4e77dc2574301796bffd6dc2ac" text:style-name="Internet_20_link" text:visited-style-name="Visited_20_Internet_20_Link">43250</text:a><text:a xlink:type="simple" xlink:href="https://derpibooru.org/1095576?scope=scpe0c9a43250f751e4e77dc2574301796bffd6dc2ac" text:style-name="Internet_20_link" text:visited-style-name="Visited_20_Internet_20_Link">f</text:a><text:a xlink:type="simple" xlink:href="https://derpibooru.org/1095576?scope=scpe0c9a43250f751e4e77dc2574301796bffd6dc2ac" text:style-name="Internet_20_link" text:visited-style-name="Visited_20_Internet_20_Link">751</text:a><text:a xlink:type="simple" xlink:href="https://derpibooru.org/1095576?scope=scpe0c9a43250f751e4e77dc2574301796bffd6dc2ac" text:style-name="Internet_20_link" text:visited-style-name="Visited_20_Internet_20_Link">e</text:a><text:a xlink:type="simple" xlink:href="https://derpibooru.org/1095576?scope=scpe0c9a43250f751e4e77dc2574301796bffd6dc2ac" text:style-name="Internet_20_link" text:visited-style-name="Visited_20_Internet_20_Link">4</text:a><text:a xlink:type="simple" xlink:href="https://derpibooru.org/1095576?scope=scpe0c9a43250f751e4e77dc2574301796bffd6dc2ac" text:style-name="Internet_20_link" text:visited-style-name="Visited_20_Internet_20_Link">e</text:a><text:a xlink:type="simple" xlink:href="https://derpibooru.org/1095576?scope=scpe0c9a43250f751e4e77dc2574301796bffd6dc2ac" text:style-name="Internet_20_link" text:visited-style-name="Visited_20_Internet_20_Link">77</text:a><text:a xlink:type="simple" xlink:href="https://derpibooru.org/1095576?scope=scpe0c9a43250f751e4e77dc2574301796bffd6dc2ac" text:style-name="Internet_20_link" text:visited-style-name="Visited_20_Internet_20_Link">dc</text:a><text:a xlink:type="simple" xlink:href="https://derpibooru.org/1095576?scope=scpe0c9a43250f751e4e77dc2574301796bffd6dc2ac" text:style-name="Internet_20_link" text:visited-style-name="Visited_20_Internet_20_Link">2574301796</text:a><text:a xlink:type="simple" xlink:href="https://derpibooru.org/1095576?scope=scpe0c9a43250f751e4e77dc2574301796bffd6dc2ac" text:style-name="Internet_20_link" text:visited-style-name="Visited_20_Internet_20_Link">bffd</text:a><text:a xlink:type="simple" xlink:href="https://derpibooru.org/1095576?scope=scpe0c9a43250f751e4e77dc2574301796bffd6dc2ac" text:style-name="Internet_20_link" text:visited-style-name="Visited_20_Internet_20_Link">6</text:a><text:a xlink:type="simple" xlink:href="https://derpibooru.org/1095576?scope=scpe0c9a43250f751e4e77dc2574301796bffd6dc2ac" text:style-name="Internet_20_link" text:visited-style-name="Visited_20_Internet_20_Link">dc</text:a><text:a xlink:type="simple" xlink:href="https://derpibooru.org/1095576?scope=scpe0c9a43250f751e4e77dc2574301796bffd6dc2ac" text:style-name="Internet_20_link" text:visited-style-name="Visited_20_Internet_20_Link">2</text:a><text:a xlink:type="simple" xlink:href="https://derpibooru.org/1095576?scope=scpe0c9a43250f751e4e77dc2574301796bffd6dc2ac" text:style-name="Internet_20_link" text:visited-style-name="Visited_20_Internet_20_Link">ac</text:a></text:p>
      <text:p text:style-name="P1"/>
      <text:p text:style-name="P1">Art <text:a xlink:type="simple" xlink:href="http://2.bp.blogspot.com/-kiNiotMrY1c/UiH7LJsjflI/AAAAAAAACVI/ULs4cPSFSs0/s1600/12256wee78.png" text:style-name="Internet_20_link" text:visited-style-name="Visited_20_Internet_20_Link">http</text:a><text:a xlink:type="simple" xlink:href="http://2.bp.blogspot.com/-kiNiotMrY1c/UiH7LJsjflI/AAAAAAAACVI/ULs4cPSFSs0/s1600/12256wee78.png" text:style-name="Internet_20_link" text:visited-style-name="Visited_20_Internet_20_Link">://2.</text:a><text:a xlink:type="simple" xlink:href="http://2.bp.blogspot.com/-kiNiotMrY1c/UiH7LJsjflI/AAAAAAAACVI/ULs4cPSFSs0/s1600/12256wee78.png" text:style-name="Internet_20_link" text:visited-style-name="Visited_20_Internet_20_Link">bp</text:a><text:a xlink:type="simple" xlink:href="http://2.bp.blogspot.com/-kiNiotMrY1c/UiH7LJsjflI/AAAAAAAACVI/ULs4cPSFSs0/s1600/12256wee78.png" text:style-name="Internet_20_link" text:visited-style-name="Visited_20_Internet_20_Link">.</text:a><text:a xlink:type="simple" xlink:href="http://2.bp.blogspot.com/-kiNiotMrY1c/UiH7LJsjflI/AAAAAAAACVI/ULs4cPSFSs0/s1600/12256wee78.png" text:style-name="Internet_20_link" text:visited-style-name="Visited_20_Internet_20_Link">blogspot</text:a><text:a xlink:type="simple" xlink:href="http://2.bp.blogspot.com/-kiNiotMrY1c/UiH7LJsjflI/AAAAAAAACVI/ULs4cPSFSs0/s1600/12256wee78.png" text:style-name="Internet_20_link" text:visited-style-name="Visited_20_Internet_20_Link">.</text:a><text:a xlink:type="simple" xlink:href="http://2.bp.blogspot.com/-kiNiotMrY1c/UiH7LJsjflI/AAAAAAAACVI/ULs4cPSFSs0/s1600/12256wee78.png" text:style-name="Internet_20_link" text:visited-style-name="Visited_20_Internet_20_Link">com</text:a><text:a xlink:type="simple" xlink:href="http://2.bp.blogspot.com/-kiNiotMrY1c/UiH7LJsjflI/AAAAAAAACVI/ULs4cPSFSs0/s1600/12256wee78.png" text:style-name="Internet_20_link" text:visited-style-name="Visited_20_Internet_20_Link">/-</text:a><text:a xlink:type="simple" xlink:href="http://2.bp.blogspot.com/-kiNiotMrY1c/UiH7LJsjflI/AAAAAAAACVI/ULs4cPSFSs0/s1600/12256wee78.png" text:style-name="Internet_20_link" text:visited-style-name="Visited_20_Internet_20_Link">kiNiotMrY</text:a><text:a xlink:type="simple" xlink:href="http://2.bp.blogspot.com/-kiNiotMrY1c/UiH7LJsjflI/AAAAAAAACVI/ULs4cPSFSs0/s1600/12256wee78.png" text:style-name="Internet_20_link" text:visited-style-name="Visited_20_Internet_20_Link">1</text:a><text:a xlink:type="simple" xlink:href="http://2.bp.blogspot.com/-kiNiotMrY1c/UiH7LJsjflI/AAAAAAAACVI/ULs4cPSFSs0/s1600/12256wee78.png" text:style-name="Internet_20_link" text:visited-style-name="Visited_20_Internet_20_Link">c</text:a><text:a xlink:type="simple" xlink:href="http://2.bp.blogspot.com/-kiNiotMrY1c/UiH7LJsjflI/AAAAAAAACVI/ULs4cPSFSs0/s1600/12256wee78.png" text:style-name="Internet_20_link" text:visited-style-name="Visited_20_Internet_20_Link">/</text:a><text:a xlink:type="simple" xlink:href="http://2.bp.blogspot.com/-kiNiotMrY1c/UiH7LJsjflI/AAAAAAAACVI/ULs4cPSFSs0/s1600/12256wee78.png" text:style-name="Internet_20_link" text:visited-style-name="Visited_20_Internet_20_Link">UiH</text:a><text:a xlink:type="simple" xlink:href="http://2.bp.blogspot.com/-kiNiotMrY1c/UiH7LJsjflI/AAAAAAAACVI/ULs4cPSFSs0/s1600/12256wee78.png" text:style-name="Internet_20_link" text:visited-style-name="Visited_20_Internet_20_Link">7</text:a><text:a xlink:type="simple" xlink:href="http://2.bp.blogspot.com/-kiNiotMrY1c/UiH7LJsjflI/AAAAAAAACVI/ULs4cPSFSs0/s1600/12256wee78.png" text:style-name="Internet_20_link" text:visited-style-name="Visited_20_Internet_20_Link">LJsjflI</text:a><text:a xlink:type="simple" xlink:href="http://2.bp.blogspot.com/-kiNiotMrY1c/UiH7LJsjflI/AAAAAAAACVI/ULs4cPSFSs0/s1600/12256wee78.png" text:style-name="Internet_20_link" text:visited-style-name="Visited_20_Internet_20_Link">/</text:a><text:a xlink:type="simple" xlink:href="http://2.bp.blogspot.com/-kiNiotMrY1c/UiH7LJsjflI/AAAAAAAACVI/ULs4cPSFSs0/s1600/12256wee78.png" text:style-name="Internet_20_link" text:visited-style-name="Visited_20_Internet_20_Link">AAAAAAAACVI</text:a><text:a xlink:type="simple" xlink:href="http://2.bp.blogspot.com/-kiNiotMrY1c/UiH7LJsjflI/AAAAAAAACVI/ULs4cPSFSs0/s1600/12256wee78.png" text:style-name="Internet_20_link" text:visited-style-name="Visited_20_Internet_20_Link">/</text:a><text:a xlink:type="simple" xlink:href="http://2.bp.blogspot.com/-kiNiotMrY1c/UiH7LJsjflI/AAAAAAAACVI/ULs4cPSFSs0/s1600/12256wee78.png" text:style-name="Internet_20_link" text:visited-style-name="Visited_20_Internet_20_Link">ULs</text:a><text:a xlink:type="simple" xlink:href="http://2.bp.blogspot.com/-kiNiotMrY1c/UiH7LJsjflI/AAAAAAAACVI/ULs4cPSFSs0/s1600/12256wee78.png" text:style-name="Internet_20_link" text:visited-style-name="Visited_20_Internet_20_Link">4</text:a><text:a xlink:type="simple" xlink:href="http://2.bp.blogspot.com/-kiNiotMrY1c/UiH7LJsjflI/AAAAAAAACVI/ULs4cPSFSs0/s1600/12256wee78.png" text:style-name="Internet_20_link" text:visited-style-name="Visited_20_Internet_20_Link">cPSFSs</text:a><text:a xlink:type="simple" xlink:href="http://2.bp.blogspot.com/-kiNiotMrY1c/UiH7LJsjflI/AAAAAAAACVI/ULs4cPSFSs0/s1600/12256wee78.png" text:style-name="Internet_20_link" text:visited-style-name="Visited_20_Internet_20_Link">0/</text:a><text:a xlink:type="simple" xlink:href="http://2.bp.blogspot.com/-kiNiotMrY1c/UiH7LJsjflI/AAAAAAAACVI/ULs4cPSFSs0/s1600/12256wee78.png" text:style-name="Internet_20_link" text:visited-style-name="Visited_20_Internet_20_Link">s</text:a><text:a xlink:type="simple" xlink:href="http://2.bp.blogspot.com/-kiNiotMrY1c/UiH7LJsjflI/AAAAAAAACVI/ULs4cPSFSs0/s1600/12256wee78.png" text:style-name="Internet_20_link" text:visited-style-name="Visited_20_Internet_20_Link">1600/12256</text:a><text:a xlink:type="simple" xlink:href="http://2.bp.blogspot.com/-kiNiotMrY1c/UiH7LJsjflI/AAAAAAAACVI/ULs4cPSFSs0/s1600/12256wee78.png" text:style-name="Internet_20_link" text:visited-style-name="Visited_20_Internet_20_Link">wee</text:a><text:a xlink:type="simple" xlink:href="http://2.bp.blogspot.com/-kiNiotMrY1c/UiH7LJsjflI/AAAAAAAACVI/ULs4cPSFSs0/s1600/12256wee78.png" text:style-name="Internet_20_link" text:visited-style-name="Visited_20_Internet_20_Link">78.</text:a><text:a xlink:type="simple" xlink:href="http://2.bp.blogspot.com/-kiNiotMrY1c/UiH7LJsjflI/AAAAAAAACVI/ULs4cPSFSs0/s1600/12256wee78.png" text:style-name="Internet_20_link" text:visited-style-name="Visited_20_Internet_20_Link">png</text:a></text:p>
      <text:p text:style-name="P1"/>
      <text:p text:style-name="P1">Żródło: <text:a xlink:type="simple" xlink:href="http://www.fge.com.pl/2013/08/poradnik-fanfiki.html" text:style-name="Internet_20_link" text:visited-style-name="Visited_20_Internet_20_Link">http</text:a><text:a xlink:type="simple" xlink:href="http://www.fge.com.pl/2013/08/poradnik-fanfiki.html" text:style-name="Internet_20_link" text:visited-style-name="Visited_20_Internet_20_Link">://</text:a><text:a xlink:type="simple" xlink:href="http://www.fge.com.pl/2013/08/poradnik-fanfiki.html" text:style-name="Internet_20_link" text:visited-style-name="Visited_20_Internet_20_Link">www</text:a><text:a xlink:type="simple" xlink:href="http://www.fge.com.pl/2013/08/poradnik-fanfiki.html" text:style-name="Internet_20_link" text:visited-style-name="Visited_20_Internet_20_Link">.</text:a><text:a xlink:type="simple" xlink:href="http://www.fge.com.pl/2013/08/poradnik-fanfiki.html" text:style-name="Internet_20_link" text:visited-style-name="Visited_20_Internet_20_Link">fge</text:a><text:a xlink:type="simple" xlink:href="http://www.fge.com.pl/2013/08/poradnik-fanfiki.html" text:style-name="Internet_20_link" text:visited-style-name="Visited_20_Internet_20_Link">.</text:a><text:a xlink:type="simple" xlink:href="http://www.fge.com.pl/2013/08/poradnik-fanfiki.html" text:style-name="Internet_20_link" text:visited-style-name="Visited_20_Internet_20_Link">com</text:a><text:a xlink:type="simple" xlink:href="http://www.fge.com.pl/2013/08/poradnik-fanfiki.html" text:style-name="Internet_20_link" text:visited-style-name="Visited_20_Internet_20_Link">.</text:a><text:a xlink:type="simple" xlink:href="http://www.fge.com.pl/2013/08/poradnik-fanfiki.html" text:style-name="Internet_20_link" text:visited-style-name="Visited_20_Internet_20_Link">pl</text:a><text:a xlink:type="simple" xlink:href="http://www.fge.com.pl/2013/08/poradnik-fanfiki.html" text:style-name="Internet_20_link" text:visited-style-name="Visited_20_Internet_20_Link">/2013/08/</text:a><text:a xlink:type="simple" xlink:href="http://www.fge.com.pl/2013/08/poradnik-fanfiki.html" text:style-name="Internet_20_link" text:visited-style-name="Visited_20_Internet_20_Link">poradnik</text:a><text:a xlink:type="simple" xlink:href="http://www.fge.com.pl/2013/08/poradnik-fanfiki.html" text:style-name="Internet_20_link" text:visited-style-name="Visited_20_Internet_20_Link">-</text:a><text:a xlink:type="simple" xlink:href="http://www.fge.com.pl/2013/08/poradnik-fanfiki.html" text:style-name="Internet_20_link" text:visited-style-name="Visited_20_Internet_20_Link">fanfiki</text:a><text:a xlink:type="simple" xlink:href="http://www.fge.com.pl/2013/08/poradnik-fanfiki.html" text:style-name="Internet_20_link" text:visited-style-name="Visited_20_Internet_20_Link">.</text:a><text:a xlink:type="simple" xlink:href="http://www.fge.com.pl/2013/08/poradnik-fanfiki.html" text:style-name="Internet_20_link" text:visited-style-name="Visited_20_Internet_20_Link">html</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6T22:41:30.578000000</dc:date>
    <meta:editing-duration>PT48M57S</meta:editing-duration>
    <meta:document-statistic meta:table-count="0" meta:image-count="0" meta:object-count="0" meta:page-count="3" meta:paragraph-count="30" meta:word-count="1262" meta:character-count="9027" meta:non-whitespace-character-count="7776"/>
  </office:meta>
</office:document-meta>
</file>